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This</text:span> is a <text:span text:style-name="T4">test</text:span>, yes it is, <text:span text:style-name="T1">quite</text:span> awesome in an OK way.....</text:p>
      <text:p text:style-name="Standard">asdasdasdasdlkjasdlkasjd aslkdjas dlaksjd asldkjas dlaskjd alsd.</text:p>
      <text:p text:style-name="Standard"/>
      <text:p text:style-name="Standard"><text:tab/>hmmm</text:p>
      <text:p text:style-name="Standard"/>
      <text:list xml:id="list35692394" text:style-name="L1">
        <text:list-item>
          <text:p text:style-name="P3">another</text:p>
        </text:list-item>
        <text:list-item>
          <text:p text:style-name="P3">awesome thing</text:p>
        </text:list-item>
        <text:list-item>
          <text:p text:style-name="P3">comes!</text:p>
        </text:list-item>
      </text:list>
      <text:p text:style-name="Standard"/>
      <text:list xml:id="list35689521" text:style-name="L2">
        <text:list-item>
          <text:p text:style-name="P4">Yeppers</text:p>
        </text:list-item>
        <text:list-item>
          <text:p text:style-name="P4">I wonder</text:p>
        </text:list-item>
        <text:list-item>
          <text:p text:style-name="P4">if we will catch this</text:p>
        </text:list-item>
      </text:list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irst name</text:p>
          </table:table-cell>
          <table:table-cell table:style-name="Table1.A1" office:value-type="string">
            <text:p text:style-name="Table_20_Contents">Last name</text:p>
          </table:table-cell>
          <table:table-cell table:style-name="Table1.C1" office:value-type="string">
            <text:p text:style-name="Table_20_Contents">Address</text:p>
          </table:table-cell>
        </table:table-row>
        <table:table-row>
          <table:table-cell table:style-name="Table1.A2" office:value-type="string">
            <text:p text:style-name="P2">Chris</text:p>
          </table:table-cell>
          <table:table-cell table:style-name="Table1.A2" office:value-type="string">
            <text:p text:style-name="Table_20_Contents">Cacciatore</text:p>
          </table:table-cell>
          <table:table-cell table:style-name="Table1.C2" office:value-type="float" office:value="1111">
            <text:p text:style-name="Table_20_Contents">111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rank</text:p>
          </table:table-cell>
          <table:table-cell table:style-name="Table1.A2" office:value-type="string">
            <text:p text:style-name="Table_20_Contents">Zappa</text:p>
          </table:table-cell>
          <table:table-cell table:style-name="Table1.C2" office:value-type="float" office:value="2222">
            <text:p text:style-name="Table_20_Contents">2222</text:p>
          </table:table-cell>
        </table:table-row>
        <table:table-row>
          <table:table-cell table:style-name="Table1.A2" office:value-type="string">
            <text:p text:style-name="Table_20_Contents">Swiss</text:p>
          </table:table-cell>
          <table:table-cell table:style-name="Table1.A2" office:value-type="string">
            <text:p text:style-name="Table_20_Contents">Cheese</text:p>
          </table:table-cell>
          <table:table-cell table:style-name="Table1.C2" office:value-type="float" office:value="333">
            <text:p text:style-name="Table_20_Contents">3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acciator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acciatore</meta:initial-creator>
    <meta:creation-date>2010-10-18T21:25:15.52</meta:creation-date>
    <dc:date>2010-10-24T16:01:10.83</dc:date>
    <dc:creator>Chris Cacciatore</dc:creator>
    <meta:editing-duration>PT00H05M38S</meta:editing-duration>
    <meta:editing-cycles>6</meta:editing-cycles>
    <meta:generator>OpenOffice.org/3.0$Win32 OpenOffice.org_project/300m9$Build-9358</meta:generator>
    <meta:document-statistic meta:table-count="1" meta:image-count="0" meta:object-count="0" meta:page-count="1" meta:paragraph-count="22" meta:word-count="54" meta:character-count="284"/>
  </office:meta>
</office:document-meta>
</file>